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3">
      <style:paragraph-properties fo:margin-left="2.501cm" fo:margin-right="0cm" fo:text-indent="0cm" style:auto-text-indent="false"/>
      <style:text-properties style:font-name="Tahoma"/>
    </style:style>
    <style:style style:name="P3" style:family="paragraph" style:parent-style-name="Standard" style:list-style-name="L3">
      <style:paragraph-properties fo:margin-left="2.501cm" fo:margin-right="0cm" fo:text-indent="0cm" style:auto-text-indent="false"/>
    </style:style>
    <style:style style:name="P4" style:family="paragraph" style:parent-style-name="Standard" style:list-style-name="L6">
      <style:paragraph-properties fo:margin-left="1.251cm" fo:margin-right="0cm" fo:text-indent="0cm" style:auto-text-indent="false"/>
      <style:text-properties style:font-name="Tahoma"/>
    </style:style>
    <style:style style:name="P5" style:family="paragraph" style:parent-style-name="Standard" style:list-style-name="L7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8">
      <style:paragraph-properties fo:margin-left="1.251cm" fo:margin-right="0cm" fo:text-indent="0cm" style:auto-text-indent="false"/>
      <style:text-properties style:font-name="Tahoma"/>
    </style:style>
    <style:style style:name="P7" style:family="paragraph" style:parent-style-name="Standard" style:list-style-name="L9">
      <style:paragraph-properties fo:margin-left="1.251cm" fo:margin-right="0cm" fo:text-indent="0cm" style:auto-text-indent="false"/>
      <style:text-properties style:font-name="Tahoma"/>
    </style:style>
    <style:style style:name="P8" style:family="paragraph" style:parent-style-name="Standard" style:list-style-name="L5">
      <style:paragraph-properties fo:margin-left="1.251cm" fo:margin-right="0cm" fo:text-indent="0cm" style:auto-text-indent="false"/>
    </style:style>
    <style:style style:name="P9" style:family="paragraph" style:parent-style-name="Standard" style:list-style-name="L6">
      <style:paragraph-properties fo:margin-left="1.251cm" fo:margin-right="0cm" fo:text-indent="0cm" style:auto-text-indent="false"/>
    </style:style>
    <style:style style:name="P10" style:family="paragraph" style:parent-style-name="Standard" style:list-style-name="L7">
      <style:paragraph-properties fo:margin-left="1.251cm" fo:margin-right="0cm" fo:text-indent="0cm" style:auto-text-indent="false"/>
    </style:style>
    <style:style style:name="P11" style:family="paragraph" style:parent-style-name="Standard" style:list-style-name="L8">
      <style:paragraph-properties fo:margin-left="1.251cm" fo:margin-right="0cm" fo:text-indent="0cm" style:auto-text-indent="false"/>
    </style:style>
    <style:style style:name="P12" style:family="paragraph" style:parent-style-name="Standard" style:list-style-name="L9">
      <style:paragraph-properties fo:margin-left="1.251cm" fo:margin-right="0cm" fo:text-indent="0cm" style:auto-text-indent="false"/>
    </style:style>
    <style:style style:name="P13" style:family="paragraph" style:parent-style-name="Standard" style:list-style-name="L11">
      <style:paragraph-properties fo:margin-left="1.251cm" fo:margin-right="0cm" fo:text-indent="0cm" style:auto-text-indent="false"/>
    </style:style>
    <style:style style:name="P14" style:family="paragraph" style:parent-style-name="Standard" style:list-style-name="L13">
      <style:paragraph-properties fo:margin-left="1.251cm" fo:margin-right="0cm" fo:text-indent="0cm" style:auto-text-indent="false"/>
    </style:style>
    <style:style style:name="T1" style:family="text">
      <style:text-properties style:font-name="Tahoma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59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6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3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0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7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4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1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48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5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26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9562795" text:style-name="L1">
        <text:list-item>
          <text:p text:style-name="P1">Fonctionnalités</text:p>
        </text:list-item>
      </text:list>
      <text:list xml:id="list2111240149" text:style-name="L3">
        <text:list-item>
          <text:p text:style-name="P3"><text:span text:style-name="T1">Références :</text:span></text:p>
          <text:list>
            <text:list-item>
              <text:p text:style-name="P3"><text:span text:style-name="T1">Constants Sniffer</text:span></text:p>
              <text:list>
                <text:list-item>
                  <text:p text:style-name="P2"><text:a xlink:type="simple" xlink:href="http://www.purebasic.fr/english/viewtopic.php?t=10683&amp;postdays=0&amp;postorder=asc&amp;highlight=resident+viewer&amp;start=15">http://www.purebasic.fr/english/viewtopic.php?t=10683&amp;postdays=0&amp;postorder=asc&amp;highlight=resident+viewer&amp;start=15</text:a></text:p>
                </text:list-item>
                <text:list-item>
                  <text:p text:style-name="P2"><text:a xlink:type="simple" xlink:href="http://www.purebasic.fr/english/viewtopic.php?t=20324&amp;highlight=res+constants">http://www.purebasic.fr/english/viewtopic.php?t=20324&amp;highlight=res+constants</text:a></text:p>
                </text:list-item>
                <text:list-item>
                  <text:p text:style-name="P2"><text:a xlink:type="simple" xlink:href="http://www.purebasic.fr/english/viewtopic.php?t=10682&amp;highlight=resident+sniffer">http://www.purebasic.fr/english/viewtopic.php?t=10682&amp;highlight=resident+sniffer</text:a></text:p>
                </text:list-item>
              </text:list>
            </text:list-item>
            <text:list-item>
              <text:p text:style-name="P2">Resident</text:p>
              <text:list>
                <text:list-item>
                  <text:p text:style-name="P2"><text:a xlink:type="simple" xlink:href="http://www.purebasic.fr/english/viewtopic.php?t=23431&amp;highlight=resident+macro">http://www.purebasic.fr/english/viewtopic.php?t=23431&amp;highlight=resident+macro</text:a></text:p>
                </text:list-item>
                <text:list-item>
                  <text:p text:style-name="P2"><text:a xlink:type="simple" xlink:href="http://www.purebasic.fr/english/viewtopic.php?t=23234&amp;highlight=build+resident">http://www.purebasic.fr/english/viewtopic.php?t=23234&amp;highlight=build+resident</text:a></text:p>
                </text:list-item>
                <text:list-item>
                  <text:p text:style-name="P2"><text:a xlink:type="simple" xlink:href="http://www.purebasic.fr/english/viewtopic.php?t=19045&amp;highlight=resident">http://www.purebasic.fr/english/viewtopic.php?t=19045&amp;highlight=resident</text:a></text:p>
                </text:list-item>
              </text:list>
            </text:list-item>
            <text:list-item>
              <text:p text:style-name="P2">Creating</text:p>
              <text:list>
                <text:list-item>
                  <text:p text:style-name="P2"><text:a xlink:type="simple" xlink:href="http://www.purebasic.fr/english/viewtopic.php?t=19778&amp;highlight=compile+resident">http://www.purebasic.fr/english/viewtopic.php?t=19778&amp;highlight=compile+resident</text:a></text:p>
                </text:list-item>
                <text:list-item>
                  <text:p text:style-name="P2"><text:a xlink:type="simple" xlink:href="http://www.purebasic.fr/english/viewtopic.php?t=14085&amp;highlight=compile+resident">http://www.purebasic.fr/english/viewtopic.php?t=14085&amp;highlight=compile+resident</text:a></text:p>
                </text:list-item>
                <text:list-item>
                  <text:p text:style-name="P2"><text:a xlink:type="simple" xlink:href="http://www.purebasic.fr/english/viewtopic.php?t=18820&amp;highlight=resident">http://www.purebasic.fr/english/viewtopic.php?t=18820&amp;highlight=resident</text:a></text:p>
                </text:list-item>
              </text:list>
            </text:list-item>
            <text:list-item>
              <text:p text:style-name="P2">QUESTION : <text:a xlink:type="simple" xlink:href="http://www.purebasic.fr/french/viewtopic.php?t=7342">http://www.purebasic.fr/french/viewtopic.php?t=7342</text:a></text:p>
              <text:list>
                <text:list-item>
                  <text:p text:style-name="P2">Les constantes</text:p>
                </text:list-item>
                <text:list-item>
                  <text:p text:style-name="P2">Les structures</text:p>
                </text:list-item>
                <text:list-item>
                  <text:p text:style-name="P2">Les interfaces</text:p>
                </text:list-item>
                <text:list-item>
                  <text:p text:style-name="P2">Les macros</text:p>
                </text:list-item>
                <text:list-item>
                  <text:p text:style-name="P2">Les prototypes</text:p>
                </text:list-item>
              </text:list>
            </text:list-item>
            <text:list-item>
              <text:p text:style-name="P2">Fonctionnalités</text:p>
              <text:list>
                <text:list-item>
                  <text:p text:style-name="P2">Création de fichiers Resident</text:p>
                </text:list-item>
                <text:list-item>
                  <text:p text:style-name="P2">Importer le contenu d'un résident dans un projet PSR</text:p>
                </text:list-item>
                <text:list-item>
                  <text:p text:style-name="P2">Importer les constantes d'un .h</text:p>
                </text:list-item>
              </text:list>
            </text:list-item>
          </text:list>
        </text:list-item>
      </text:list>
      <text:list xml:id="list1447915143" text:continue-list="list789562795" text:style-name="L1">
        <text:list-item>
          <text:p text:style-name="P1">Roadmap</text:p>
          <text:list>
            <text:list-item>
              <text:p text:style-name="P1">0.1</text:p>
            </text:list-item>
          </text:list>
        </text:list-item>
      </text:list>
      <text:list xml:id="list1448805941" text:style-name="L5">
        <text:list-item>
          <text:p text:style-name="P8"><text:span text:style-name="T1">GUI</text:span></text:p>
          <text:list>
            <text:list-item>
              <text:p text:style-name="P8"><text:span text:style-name="T1">PanelGadget</text:span></text:p>
              <text:list>
                <text:list-item>
                  <text:p text:style-name="P8"><text:span text:style-name="T1">#1 : Constantes</text:span></text:p>
                </text:list-item>
                <text:list-item>
                  <text:p text:style-name="P8"><text:span text:style-name="T1">#2 : Structures</text:span></text:p>
                </text:list-item>
                <text:list-item>
                  <text:p text:style-name="P8"><text:span text:style-name="T1">#3 : Interfaces</text:span></text:p>
                </text:list-item>
                <text:list-item>
                  <text:p text:style-name="P8"><text:span text:style-name="T1">#4 : Macros</text:span></text:p>
                </text:list-item>
                <text:list-item>
                  <text:p text:style-name="P8"><text:span text:style-name="T1">#5 : Prototypes</text:span></text:p>
                </text:list-item>
              </text:list>
            </text:list-item>
            <text:list-item>
              <text:p text:style-name="P8"><text:span text:style-name="T1">EditorGadget (en bas) : Log</text:span></text:p>
            </text:list-item>
          </text:list>
        </text:list-item>
        <text:list-item>
          <text:p text:style-name="P8"><text:span text:style-name="T1">Définition PSR (PureStudioResident)</text:span></text:p>
        </text:list-item>
        <text:list-item>
          <text:p text:style-name="P8"><text:span text:style-name="T1">Ajout de Constantes</text:span></text:p>
        </text:list-item>
        <text:list-item>
          <text:p text:style-name="P8"><text:span text:style-name="T1">Modification de constantes</text:span></text:p>
        </text:list-item>
        <text:list-item>
          <text:p text:style-name="P8"><text:span text:style-name="T1">Suppression de constantes</text:span></text:p>
        </text:list-item>
      </text:list>
      <text:list xml:id="list1382235828" text:continue-list="list1447915143" text:style-name="L1">
        <text:list-item>
          <text:list>
            <text:list-item>
              <text:p text:style-name="P1"><text:soft-page-break/>0.2</text:p>
            </text:list-item>
          </text:list>
        </text:list-item>
      </text:list>
      <text:list xml:id="list1684290405" text:style-name="L6">
        <text:list-item>
          <text:p text:style-name="P9"><text:span text:style-name="T1">Compilation d'un RESident </text:span></text:p>
        </text:list-item>
        <text:list-item>
          <text:p text:style-name="P4">Ajout de structures </text:p>
        </text:list-item>
        <text:list-item>
          <text:p text:style-name="P4">Modification de structures </text:p>
        </text:list-item>
        <text:list-item>
          <text:p text:style-name="P4">Suppression de structures</text:p>
        </text:list-item>
        <text:list-item>
          <text:p text:style-name="P4">Sauvegarde PSR</text:p>
        </text:list-item>
      </text:list>
      <text:list xml:id="list371217978" text:continue-list="list1382235828" text:style-name="L1">
        <text:list-item>
          <text:list>
            <text:list-item>
              <text:p text:style-name="P1">0.3</text:p>
            </text:list-item>
          </text:list>
        </text:list-item>
      </text:list>
      <text:list xml:id="list52031057" text:style-name="L7">
        <text:list-item>
          <text:p text:style-name="P10"><text:span text:style-name="T1">Ajout de interfaces</text:span></text:p>
        </text:list-item>
        <text:list-item>
          <text:p text:style-name="P5">Modification de interfaces</text:p>
        </text:list-item>
        <text:list-item>
          <text:p text:style-name="P5">Suppression de interfaces</text:p>
        </text:list-item>
        <text:list-item>
          <text:p text:style-name="P5">Chargement PSR</text:p>
        </text:list-item>
        <text:list-item>
          <text:p text:style-name="P5">ProtoCode de lecture de resident (#1 à #3)</text:p>
        </text:list-item>
      </text:list>
      <text:list xml:id="list2153184246" text:continue-list="list371217978" text:style-name="L1">
        <text:list-item>
          <text:list>
            <text:list-item>
              <text:p text:style-name="P1">0.4</text:p>
            </text:list-item>
          </text:list>
        </text:list-item>
      </text:list>
      <text:list xml:id="list1257994393" text:style-name="L8">
        <text:list-item>
          <text:p text:style-name="P11"><text:span text:style-name="T1">Ajout de macros</text:span></text:p>
        </text:list-item>
        <text:list-item>
          <text:p text:style-name="P6">Modification de macros</text:p>
        </text:list-item>
        <text:list-item>
          <text:p text:style-name="P6">Suppression de macros</text:p>
        </text:list-item>
        <text:list-item>
          <text:p text:style-name="P6">ProtoCode de lecture de resident (#4 à #5)</text:p>
        </text:list-item>
        <text:list-item>
          <text:p text:style-name="P6">Importer le contenu d'un résident dans un projet PSR</text:p>
        </text:list-item>
      </text:list>
      <text:list xml:id="list1599720817" text:continue-list="list2153184246" text:style-name="L1">
        <text:list-item>
          <text:list>
            <text:list-item>
              <text:p text:style-name="P1">0.5</text:p>
            </text:list-item>
          </text:list>
        </text:list-item>
      </text:list>
      <text:list xml:id="list1363428807" text:style-name="L9">
        <text:list-item>
          <text:p text:style-name="P12"><text:span text:style-name="T1">Ajout de prototypes </text:span></text:p>
        </text:list-item>
        <text:list-item>
          <text:p text:style-name="P7">Modification de prototypes </text:p>
        </text:list-item>
        <text:list-item>
          <text:p text:style-name="P7">Suppression de prototypes </text:p>
        </text:list-item>
        <text:list-item>
          <text:p text:style-name="P7">Importer les constantes d'un .h</text:p>
        </text:list-item>
      </text:list>
      <text:list xml:id="list974157997" text:continue-list="list1599720817" text:style-name="L1">
        <text:list-item>
          <text:list>
            <text:list-item>
              <text:p text:style-name="P1">0.6</text:p>
            </text:list-item>
          </text:list>
        </text:list-item>
      </text:list>
      <text:list xml:id="list812259087" text:style-name="L11">
        <text:list-item>
          <text:p text:style-name="P13"><text:span text:style-name="T1">Doc</text:span></text:p>
        </text:list-item>
        <text:list-item>
          <text:p text:style-name="P13"><text:span text:style-name="T1">MultiLangage </text:span></text:p>
        </text:list-item>
      </text:list>
      <text:list xml:id="list602815511" text:continue-list="list974157997" text:style-name="L1">
        <text:list-item>
          <text:list>
            <text:list-item>
              <text:p text:style-name="P1">0.7</text:p>
            </text:list-item>
          </text:list>
        </text:list-item>
      </text:list>
      <text:list xml:id="list1023594966" text:style-name="L13">
        <text:list-item>
          <text:p text:style-name="P14"><text:span text:style-name="T1">import/export fichier RC (Windows only)</text:span></text:p>
        </text:list-item>
      </text:list>
      <text:list xml:id="list355734053" text:continue-list="list602815511" text:style-name="L1">
        <text:list-item>
          <text:list>
            <text:list-item>
              <text:p text:style-name="P1">0.8</text:p>
            </text:list-item>
            <text:list-item>
              <text:p text:style-name="P1">0.9</text:p>
            </text:list-item>
            <text:list-item>
              <text:p text:style-name="P1">1.0</text:p>
            </text:list-item>
          </text:list>
        </text:list-item>
        <text:list-item>
          <text:p text:style-name="P1">Amélior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</meta:initial-creator>
    <meta:creation-date>2010-01-02T19:02:43</meta:creation-date>
    <dc:date>2010-01-02T20:15:08</dc:date>
    <dc:creator>Franck </dc:creator>
    <meta:editing-duration>PT00H10M45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70" meta:word-count="244" meta:character-count="1960"/>
  </office:meta>
</office:document-meta>
</file>